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top" draw:auto-grow-height="false" fo:min-height="9.774cm" fo:min-width="5.48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7cm" fo:min-width="3.01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7cm" fo:min-width="3.46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6d" draw:textarea-horizontal-align="justify" draw:textarea-vertical-align="top" draw:auto-grow-height="false" fo:min-height="5.4cm" fo:min-width="7.80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ffff6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3cm" svg:height="14.288cm" svg:x="13.382cm" svg:y="3.222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445cm" svg:height="1.905cm" svg:x="15.605cm" svg:y="14.302cm">
          <text:p text:style-name="P1">Fore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4.445cm" svg:height="1.905cm" svg:x="15.605cm" svg:y="12.229cm">
          <text:p text:style-name="P1">Fore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5.08cm" svg:height="1.905cm" svg:x="15.287cm" svg:y="10.074cm">
          <text:p text:style-name="P1">Currency</text:p>
          <text:p text:style-name="P1">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5.715cm" svg:height="1.905cm" svg:x="14.871cm" svg:y="5.332cm">
          <text:p text:style-name="P1">Transaction</text:p>
          <text:p text:style-name="P1">His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9.008cm" svg:height="6.35cm" svg:x="3.104cm" svg:y="6.08cm">
          <text:p text:style-name="P1">Vis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xml:id="id1" draw:id="id1" draw:layer="layout" svg:width="6.667cm" svg:height="0.962cm" svg:x="3.289cm" svg:y="10.207cm">
          <draw:text-box>
            <text:p>Adjust Reserve Pools</text:p>
          </draw:text-box>
        </draw:frame>
        <draw:connector draw:style-name="gr8" draw:text-style-name="P7" draw:layer="layout" draw:type="curve" svg:x1="9.956cm" svg:y1="10.688cm" svg:x2="15.605cm" svg:y2="13.182cm" draw:start-shape="id1" draw:start-glue-point="1" draw:end-shape="id2" draw:end-glue-point="6" svg:d="M9956 10688c4206 0 1382 2494 5649 2494" svg:viewBox="0 0 5650 2495">
          <text:p/>
        </draw:connector>
        <draw:connector draw:style-name="gr9" draw:text-style-name="P7" draw:layer="layout" draw:type="curve" svg:x1="9.956cm" svg:y1="10.688cm" svg:x2="15.605cm" svg:y2="15.255cm" draw:start-shape="id1" draw:start-glue-point="1" draw:end-shape="id3" draw:end-glue-point="6" svg:d="M9956 10688c4206 0 1382 4567 5649 4567" svg:viewBox="0 0 5650 4568">
          <text:p/>
        </draw:connector>
        <draw:frame draw:style-name="gr7" draw:text-style-name="P6" xml:id="id4" draw:id="id4" draw:layer="layout" svg:width="7.62cm" svg:height="0.962cm" svg:x="3.222cm" svg:y="7.667cm">
          <draw:text-box>
            <text:p>Collect Transaction Data</text:p>
          </draw:text-box>
        </draw:frame>
        <draw:frame draw:style-name="gr10" draw:text-style-name="P6" xml:id="id6" draw:id="id6" draw:layer="layout" svg:width="8.255cm" svg:height="1.27cm" svg:x="3.222cm" svg:y="8.937cm">
          <draw:text-box>
            <text:p>Calculate Exchange Rates</text:p>
          </draw:text-box>
        </draw:frame>
        <draw:connector draw:style-name="gr11" draw:text-style-name="P7" draw:layer="layout" draw:type="curve" svg:x1="10.842cm" svg:y1="8.148cm" svg:x2="14.871cm" svg:y2="6.285cm" draw:start-shape="id4" draw:start-glue-point="1" draw:end-shape="id5" draw:end-glue-point="6" svg:d="M10842 8148c2991 0 977-1863 4029-1863" svg:viewBox="0 0 4030 1864">
          <text:p/>
        </draw:connector>
        <draw:frame draw:style-name="gr12" draw:text-style-name="P6" draw:layer="layout" svg:width="2.86cm" svg:height="0.962cm" svg:x="16.397cm" svg:y="4.175cm">
          <draw:text-box>
            <text:p>Realm 1</text:p>
          </draw:text-box>
        </draw:frame>
        <draw:custom-shape draw:style-name="gr4" draw:text-style-name="P4" xml:id="id7" draw:id="id7" draw:layer="layout" svg:width="5.08cm" svg:height="1.905cm" svg:x="15.287cm" svg:y="7.667cm">
          <text:p text:style-name="P1">Exchange</text:p>
          <text:p text:style-name="P1">R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curve" svg:x1="11.477cm" svg:y1="9.572cm" svg:x2="15.287cm" svg:y2="8.62cm" draw:start-shape="id6" draw:start-glue-point="1" draw:end-shape="id7" draw:end-glue-point="6" svg:d="M11477 9572c2827 0 923-952 3810-952" svg:viewBox="0 0 3811 953">
          <text:p/>
        </draw:connector>
        <draw:connector draw:style-name="gr8" draw:text-style-name="P7" draw:layer="layout" draw:type="curve" svg:x1="9.956cm" svg:y1="10.688cm" svg:x2="15.287cm" svg:y2="11.027cm" draw:start-shape="id1" draw:start-glue-point="1" draw:end-shape="id8" draw:end-glue-point="6" svg:d="M9956 10688c3967 0 1302 339 5331 339" svg:viewBox="0 0 5332 3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3-09-06T20:21:32.494670326</dc:date>
    <meta:editing-duration>PT46M50S</meta:editing-duration>
    <meta:editing-cycles>16</meta:editing-cycles>
    <meta:generator>LibreOffice/7.3.7.2$Linux_X86_64 LibreOffice_project/30$Build-2</meta:generator>
    <meta:document-statistic meta:object-count="16"/>
  </office:meta>
</office:document-meta>
</file>